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5in" fo:margin-right="0in" fo:text-indent="0in" style:auto-text-indent="false"/>
      <style:text-properties style:font-name="Calibri" fo:font-size="11pt" style:font-size-asian="11pt" style:font-name-complex="Calibri1" style:font-size-complex="11pt"/>
    </style:style>
    <style:style style:name="P2" style:family="paragraph" style:parent-style-name="No_20_Spacing">
      <style:paragraph-properties fo:margin-left="1.5in" fo:margin-right="0in" fo:text-indent="0in" style:auto-text-indent="false"/>
    </style:style>
    <style:style style:name="P3" style:family="paragraph" style:parent-style-name="Standard">
      <style:paragraph-properties fo:margin-left="1in" fo:margin-right="0.5in" fo:text-indent="0in" style:auto-text-indent="false"/>
      <style:text-properties fo:color="#000000" style:font-name="Calibri" fo:font-size="11pt" style:font-size-asian="11pt" style:font-name-complex="Calibri1" style:font-size-complex="11pt"/>
    </style:style>
    <style:style style:name="P4" style:family="paragraph" style:parent-style-name="No_20_Spacing">
      <style:text-properties fo:font-weight="bold" style:font-weight-asian="bold"/>
    </style:style>
    <style:style style:name="P5" style:family="paragraph" style:parent-style-name="No_20_Spacing">
      <style:text-properties fo:font-weight="bold" style:font-weight-asian="bold" style:font-name-complex="Calibri1"/>
    </style:style>
    <style:style style:name="P6" style:family="paragraph" style:parent-style-name="No_20_Spacing">
      <style:text-properties fo:font-weight="bold" officeooo:paragraph-rsid="00111a5e" style:font-weight-asian="bold"/>
    </style:style>
    <style:style style:name="P7" style:family="paragraph" style:parent-style-name="No_20_Spacing">
      <style:text-properties fo:font-size="12pt" fo:font-weight="bold" style:font-size-asian="12pt" style:font-weight-asian="bold" style:font-size-complex="12pt"/>
    </style:style>
    <style:style style:name="P8" style:family="paragraph" style:parent-style-name="No_20_Spacing">
      <style:text-properties style:font-name-complex="Calibri1"/>
    </style:style>
    <style:style style:name="P9" style:family="paragraph" style:parent-style-name="No_20_Spacing">
      <style:text-properties officeooo:paragraph-rsid="001213cc"/>
    </style:style>
    <style:style style:name="P10" style:family="paragraph" style:parent-style-name="No_20_Spacing">
      <style:text-properties officeooo:paragraph-rsid="001b380d"/>
    </style:style>
    <style:style style:name="P11" style:family="paragraph" style:parent-style-name="No_20_Spacing">
      <style:paragraph-properties fo:margin-left="0in" fo:margin-right="0in" fo:text-indent="0.5in" style:auto-text-indent="false"/>
    </style:style>
    <style:style style:name="P12" style:family="paragraph" style:parent-style-name="No_20_Spacing">
      <style:paragraph-properties fo:margin-left="0in" fo:margin-right="0in" fo:text-indent="0.5in" style:auto-text-indent="false"/>
      <style:text-properties fo:font-weight="bold" style:font-weight-asian="bold"/>
    </style:style>
    <style:style style:name="P13" style:family="paragraph" style:parent-style-name="Standard">
      <style:paragraph-properties fo:margin-left="0in" fo:margin-right="0.5in" fo:text-indent="0in" style:auto-text-indent="false"/>
      <style:text-properties fo:color="#000000" style:font-name="Calibri" fo:font-size="11pt" fo:font-weight="bold" style:font-size-asian="11pt" style:font-weight-asian="bold" style:font-name-complex="Calibri1" style:font-size-complex="11pt"/>
    </style:style>
    <style:style style:name="P14" style:family="paragraph" style:parent-style-name="Standard" style:list-style-name="L4">
      <style:paragraph-properties>
        <style:tab-stops/>
      </style:paragraph-properties>
    </style:style>
    <style:style style:name="P15" style:family="paragraph" style:parent-style-name="Standard" style:list-style-name="L4">
      <style:paragraph-properties>
        <style:tab-stops/>
      </style:paragraph-properties>
      <style:text-properties fo:color="#000000" style:font-name="Calibri" fo:font-size="11pt" style:font-size-asian="11pt" style:font-name-complex="Calibri1" style:font-size-complex="11pt"/>
    </style:style>
    <style:style style:name="P16" style:family="paragraph" style:parent-style-name="No_20_Spacing" style:master-page-name="Standard">
      <style:paragraph-properties fo:text-align="center" style:justify-single-word="false" style:page-number="auto"/>
      <style:text-properties style:font-name="Book Antiqua" fo:font-size="32pt" style:font-size-asian="32pt" style:font-size-complex="32pt"/>
    </style:style>
    <style:style style:name="P17" style:family="paragraph" style:parent-style-name="No_20_Spacing" style:list-style-name="L1"/>
    <style:style style:name="P18" style:family="paragraph" style:parent-style-name="No_20_Spacing" style:list-style-name="L1">
      <style:text-properties officeooo:paragraph-rsid="0012f0ed"/>
    </style:style>
    <style:style style:name="P19" style:family="paragraph" style:parent-style-name="No_20_Spacing" style:list-style-name="L1">
      <style:text-properties officeooo:paragraph-rsid="00146235"/>
    </style:style>
    <style:style style:name="P20" style:family="paragraph" style:parent-style-name="No_20_Spacing" style:list-style-name="L1">
      <style:text-properties officeooo:paragraph-rsid="0015ec22"/>
    </style:style>
    <style:style style:name="P21" style:family="paragraph" style:parent-style-name="No_20_Spacing" style:list-style-name="L1">
      <style:text-properties officeooo:paragraph-rsid="0017ab42"/>
    </style:style>
    <style:style style:name="P22" style:family="paragraph" style:parent-style-name="No_20_Spacing" style:list-style-name="L1">
      <style:text-properties officeooo:rsid="0012f0ed" officeooo:paragraph-rsid="0012f0ed"/>
    </style:style>
    <style:style style:name="P23" style:family="paragraph" style:parent-style-name="No_20_Spacing" style:list-style-name="L1">
      <style:text-properties officeooo:rsid="0013102f" officeooo:paragraph-rsid="00146235"/>
    </style:style>
    <style:style style:name="P24" style:family="paragraph" style:parent-style-name="No_20_Spacing" style:list-style-name="L2"/>
    <style:style style:name="P25" style:family="paragraph" style:parent-style-name="No_20_Spacing" style:list-style-name="L2">
      <style:paragraph-properties>
        <style:tab-stops/>
      </style:paragraph-properties>
    </style:style>
    <style:style style:name="P26" style:family="paragraph" style:parent-style-name="No_20_Spacing" style:list-style-name="L2">
      <style:paragraph-properties>
        <style:tab-stops/>
      </style:paragraph-properties>
      <style:text-properties officeooo:paragraph-rsid="001b380d"/>
    </style:style>
    <style:style style:name="P27" style:family="paragraph" style:parent-style-name="No_20_Spacing" style:list-style-name="L3"/>
    <style:style style:name="P28" style:family="paragraph" style:parent-style-name="No_20_Spacing">
      <style:text-properties officeooo:paragraph-rsid="001b380d" style:font-name-complex="Calibri1"/>
    </style:style>
    <style:style style:name="P29" style:family="paragraph" style:parent-style-name="No_20_Spacing">
      <style:text-properties fo:font-weight="bold" style:font-weight-asian="bold"/>
    </style:style>
    <style:style style:name="P30" style:family="paragraph" style:parent-style-name="No_20_Spacing">
      <style:text-properties officeooo:paragraph-rsid="0027bd45"/>
    </style:style>
    <style:style style:name="P31" style:family="paragraph" style:parent-style-name="No_20_Spacing" style:list-style-name="WWNum1">
      <style:paragraph-properties fo:margin-left="1in" fo:margin-right="0.5in" fo:text-indent="-0.25in" style:auto-text-indent="false"/>
      <style:text-properties officeooo:rsid="00111a5e" officeooo:paragraph-rsid="00111a5e"/>
    </style:style>
    <style:style style:name="P32" style:family="paragraph" style:parent-style-name="No_20_Spacing" style:list-style-name="L1">
      <style:paragraph-properties fo:margin-left="1.7602in" fo:margin-right="0in" fo:text-indent="-0.25in" style:auto-text-indent="false">
        <style:tab-stops/>
      </style:paragraph-properties>
      <style:text-properties officeooo:rsid="00146235" officeooo:paragraph-rsid="00146235"/>
    </style:style>
    <style:style style:name="P33" style:family="paragraph" style:parent-style-name="No_20_Spacing">
      <style:paragraph-properties fo:padding-left="0in" fo:padding-right="0in" fo:padding-top="0in" fo:padding-bottom="0.0138in" fo:border-left="none" fo:border-right="none" fo:border-top="none" fo:border-bottom="0.51pt solid #00000a"/>
      <style:text-properties fo:font-weight="bold" officeooo:rsid="001b380d" officeooo:paragraph-rsid="001b380d" style:font-weight-asian="bold" style:font-name-complex="Calibri1"/>
    </style:style>
    <style:style style:name="P34" style:family="paragraph" style:parent-style-name="No_20_Spacing">
      <style:paragraph-properties fo:text-align="center" style:justify-single-word="false" fo:padding-left="0in" fo:padding-right="0in" fo:padding-top="0in" fo:padding-bottom="0.0138in" fo:border-left="none" fo:border-right="none" fo:border-top="none" fo:border-bottom="0.51pt solid #00000a"/>
      <style:text-properties officeooo:paragraph-rsid="0024d0f8"/>
    </style:style>
    <style:style style:name="P35" style:family="paragraph">
      <style:paragraph-properties fo:text-align="center"/>
    </style:style>
    <style:style style:name="T1" style:family="text">
      <style:text-properties style:font-name-complex="Calibri1"/>
    </style:style>
    <style:style style:name="T2" style:family="text">
      <style:text-properties officeooo:rsid="002398fc" style:font-name-complex="Calibri1"/>
    </style:style>
    <style:style style:name="T3" style:family="text">
      <style:text-properties officeooo:rsid="0024d0f8" style:font-name-complex="Calibri1"/>
    </style:style>
    <style:style style:name="T4" style:family="text">
      <style:text-properties officeooo:rsid="0025be32" style:font-name-complex="Calibri1"/>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name-complex="Calibri1" style:font-size-complex="12pt"/>
    </style:style>
    <style:style style:name="T7" style:family="text">
      <style:text-properties fo:font-size="12pt" fo:font-weight="bold" officeooo:rsid="0024d0f8" style:font-size-asian="12pt" style:font-weight-asian="bold" style:font-name-complex="Calibri1" style:font-size-complex="12pt"/>
    </style:style>
    <style:style style:name="T8" style:family="text">
      <style:text-properties fo:font-weight="bold" style:font-weight-asian="bold"/>
    </style:style>
    <style:style style:name="T9" style:family="text">
      <style:text-properties fo:font-weight="bold" style:font-weight-asian="bold" style:font-name-complex="Calibri1"/>
    </style:style>
    <style:style style:name="T10" style:family="text">
      <style:text-properties fo:font-weight="bold" officeooo:rsid="00111a5e" style:font-weight-asian="bold"/>
    </style:style>
    <style:style style:name="T11" style:family="text">
      <style:text-properties fo:font-weight="bold" officeooo:rsid="0015ec22" style:font-weight-asian="bold"/>
    </style:style>
    <style:style style:name="T12" style:family="text">
      <style:text-properties style:font-name="Calibri" fo:font-size="11pt" style:font-size-asian="11pt" style:font-name-complex="Calibri1" style:font-size-complex="11pt"/>
    </style:style>
    <style:style style:name="T13" style:family="text">
      <style:text-properties style:font-name="Calibri" fo:font-size="11pt" fo:font-weight="bold" style:font-size-asian="11pt" style:font-weight-asian="bold" style:font-name-complex="Calibri1" style:font-size-complex="11pt"/>
    </style:style>
    <style:style style:name="T14" style:family="text">
      <style:text-properties style:font-name="Calibri" fo:font-size="11pt" fo:language="es" fo:country="ES" style:font-size-asian="11pt" style:font-name-complex="Calibri1" style:font-size-complex="11pt"/>
    </style:style>
    <style:style style:name="T15" style:family="text">
      <style:text-properties fo:color="#000000" style:font-name="Calibri" fo:font-size="11pt" style:font-size-asian="11pt" style:font-name-complex="Calibri1" style:font-size-complex="11pt"/>
    </style:style>
    <style:style style:name="T16" style:family="text">
      <style:text-properties fo:font-weight="normal" officeooo:rsid="00111a5e" style:font-weight-asian="normal" style:font-weight-complex="normal"/>
    </style:style>
    <style:style style:name="T17" style:family="text">
      <style:text-properties fo:font-weight="normal" officeooo:rsid="001213cc" style:font-weight-asian="normal" style:font-weight-complex="normal"/>
    </style:style>
    <style:style style:name="T18" style:family="text">
      <style:text-properties fo:font-weight="normal" officeooo:rsid="00201d09" style:font-weight-asian="normal" style:font-weight-complex="normal"/>
    </style:style>
    <style:style style:name="T19" style:family="text">
      <style:text-properties officeooo:rsid="001213cc"/>
    </style:style>
    <style:style style:name="T20" style:family="text">
      <style:text-properties officeooo:rsid="0012f0ed"/>
    </style:style>
    <style:style style:name="T21" style:family="text">
      <style:text-properties officeooo:rsid="0013102f"/>
    </style:style>
    <style:style style:name="T22" style:family="text">
      <style:text-properties officeooo:rsid="00146235"/>
    </style:style>
    <style:style style:name="T23" style:family="text">
      <style:text-properties officeooo:rsid="0015ec22"/>
    </style:style>
    <style:style style:name="T24" style:family="text">
      <style:text-properties officeooo:rsid="0017ab42"/>
    </style:style>
    <style:style style:name="T25" style:family="text">
      <style:text-properties officeooo:rsid="00194c5a"/>
    </style:style>
    <style:style style:name="T26" style:family="text">
      <style:text-properties officeooo:rsid="001b380d"/>
    </style:style>
    <style:style style:name="T27" style:family="text">
      <style:text-properties officeooo:rsid="001e2698"/>
    </style:style>
    <style:style style:name="T28" style:family="text">
      <style:text-properties officeooo:rsid="001f2063"/>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solid" draw:fill-color="#00000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YAN FLYNN</text:p>
      <text:p text:style-name="P34">E Pine Street <text:span text:style-name="T1">• Seattle, WA 98122 • </text:span><text:a xlink:type="simple" xlink:href="http://murmuring-wave-2999.herokuapp.com/">murmuring-wave-2999.herokuapp.com</text:a><text:span text:style-name="T3"> (</text:span><text:span text:style-name="T4">P</text:span><text:span text:style-name="T3">ersonal </text:span><text:span text:style-name="T4">S</text:span><text:span text:style-name="T3">ite)</text:span><text:span text:style-name="T1"> •</text:span><text:a xlink:type="simple" xlink:href="mailto:dew.boms.llc@gmail.com"><text:span text:style-name="T2">dew.boms.llc</text:span></text:a><text:a xlink:type="simple" xlink:href="mailto:dew.boms.llc@gmail.com">@gmail.com</text:a><text:span text:style-name="T1"> </text:span></text:p>
      <text:p text:style-name="P4"/>
      <text:p text:style-name="P4"/>
      <text:p text:style-name="P30"><text:span text:style-name="T5">Please visit my personal site </text:span><text:a xlink:type="simple" xlink:href="http://murmuring-wave-2999.herokuapp.com/"><text:span text:style-name="T6">murmuring-wave-2999.herokuapp.com</text:span></text:a><text:span text:style-name="T7"> (personal site)</text:span><text:span text:style-name="T5">**</text:span></text:p>
      <text:p text:style-name="P7"/>
      <text:p text:style-name="No_20_Spacing"><text:span text:style-name="T8">-It will be </text:span><text:span text:style-name="T10">much more</text:span><text:span text:style-name="T8"> informative and provide an overall better feeling for me as a web developer and person.</text:span></text:p>
      <text:p text:style-name="P4"/>
      <text:p text:style-name="P6">Technical Skills: <text:s/></text:p>
      <text:p text:style-name="P9"><text:span text:style-name="T8"><text:tab/></text:span><text:span text:style-name="T17">- </text:span><text:span text:style-name="T16">Languages: Ruby on Rails, Javascript/</text:span><text:span text:style-name="T17">AJAX</text:span><text:span text:style-name="T16">, jQuery </text:span><text:span text:style-name="T17">(mobile), MySql, HTML(5), </text:span><text:span text:style-name="T16">and </text:span><text:span text:style-name="T17">CSS(3</text:span><text:span text:style-name="T16">)</text:span></text:p>
      <text:p text:style-name="P9"><text:span text:style-name="T17"><text:tab/>- </text:span><text:span text:style-name="T18">Full Stack, Cucumber testing(Rails), </text:span>OOP (Object Oriented Programming), frameworks, <text:tab/> <text:s/>and MVC (Model<text:span text:style-name="T19"> </text:span>View Controller)</text:p>
      <text:p text:style-name="P9"><text:tab/><text:span text:style-name="T19">- Linux, Unix, Windows, </text:span><text:span text:style-name="T20">and Github for development</text:span></text:p>
      <text:p text:style-name="P9"><text:span text:style-name="T19"><text:tab/>- </text:span>Visio, Word, PowerPoint, Excel, SQL, Publisher, Access, and <text:span text:style-name="T23">A</text:span>dobe products such as <text:tab/> <text:s/>Photoshop.</text:p>
      <text:p text:style-name="P9"><text:span text:style-name="T19"><text:tab/>- </text:span><text:span text:style-name="T26">Extras: Varying experience in Drupal, WordPress, and PHP</text:span></text:p>
      <text:p text:style-name="P4"/>
      <text:p text:style-name="P4">EXPERIENCE:<text:bookmark text:name="_GoBack"/></text:p>
      <text:p text:style-name="P4"/>
      <text:p text:style-name="No_20_Spacing"><text:span text:style-name="T8">Kaljaa.com, Dew-Boms L.L.C.</text:span><text:tab/><text:tab/><text:tab/><text:tab/><text:tab/><text:tab/><text:tab/><text:tab/><text:tab/><text:tab/> <text:s text:c="2"/><text:span text:style-name="T25">Seattle, WA</text:span></text:p>
      <text:p text:style-name="No_20_Spacing"><text:span text:style-name="T8">Founder/C.E.O./Lead Developer- Personal </text:span><text:span text:style-name="T11">Web</text:span><text:span text:style-name="T8"> Venture<text:tab/><text:tab/><text:tab/><text:tab/><text:tab/> </text:span>October 2009 –Present</text:p>
      <text:p text:style-name="P2"/>
      <text:list xml:id="list1559218487" text:style-name="WWNum1">
        <text:list-header>
          <text:p text:style-name="P31">***<text:span text:style-name="T20">Kaljaa is currently down because it is being rebuilt </text:span><text:span text:style-name="T25">and hopefully a new beta launch will be ready by the end of this June(fingers crossed)</text:span><text:span text:style-name="T20">. <text:s/>I have a Github account with the source code </text:span><text:span text:style-name="T23">for viewing </text:span><text:span text:style-name="T20">and I also have a development version that you can play on. <text:s/>For more information visit the link </text:span><text:a xlink:type="simple" xlink:href="http://www.Dew-Boms.com/rails"><text:span text:style-name="T20">www.Dew-Boms.com/rails</text:span></text:a><text:span text:style-name="T20"> .</text:span></text:p>
          <text:p text:style-name="P31"/>
        </text:list-header>
      </text:list>
      <text:list xml:id="list296843262" text:style-name="L1">
        <text:list-item>
          <text:p text:style-name="P17">Kaljaa is a social network currently being developed that is designed specifically for the B<text:span text:style-name="T21">eer</text:span> industry <text:span text:style-name="T27">utilizing</text:span> B2B, B2C, and C2C relations</text:p>
        </text:list-item>
        <text:list-item>
          <text:p text:style-name="P22">Kaljaa was temporarily launched in a very successful and well received clinical/beta trial. During that trial, Kaljaa had hundreds of users join that included people from all parts of the industry such as beer drinkers, breweries, beer distributors, restaurants, and critics.</text:p>
        </text:list-item>
        <text:list-item>
          <text:p text:style-name="P23">Kaljaa is built with Ruby on Rails, JavaScript/AJAX, jQuery, HTML(5), and CSS(3).</text:p>
        </text:list-item>
        <text:list-item>
          <text:p text:style-name="P19"><text:span text:style-name="T22">Features of Kaljaa that have been built using </text:span><text:span text:style-name="T21">Ruby on Rails, JavaScript/AJAX, jQuery, </text:span><text:span text:style-name="T23">MySql, </text:span><text:span text:style-name="T21">HTML(5), and CSS(3)</text:span></text:p>
        </text:list-item>
        <text:list-item>
          <text:p text:style-name="P32">Blogging</text:p>
        </text:list-item>
        <text:list-item>
          <text:p text:style-name="P32">Login/Log Out/Validations</text:p>
        </text:list-item>
        <text:list-item>
          <text:p text:style-name="P32">News Feed System</text:p>
        </text:list-item>
        <text:list-item>
          <text:p text:style-name="P32">Friend/Relationship System</text:p>
        </text:list-item>
        <text:list-item>
          <text:p text:style-name="P32">Rating System</text:p>
        </text:list-item>
        <text:list-item>
          <text:p text:style-name="P32">Trackers</text:p>
        </text:list-item>
        <text:list-item>
          <text:p text:style-name="P32">Information Centrals</text:p>
        </text:list-item>
        <text:list-item>
          <text:p text:style-name="P32">Messaging System</text:p>
        </text:list-item>
        <text:list-item>
          <text:p text:style-name="P32">Calendar/Events System</text:p>
        </text:list-item>
        <text:list-item>
          <text:p text:style-name="P32">Settings</text:p>
        </text:list-item>
        <text:list-item>
          <text:p text:style-name="P32">Following/Microposts</text:p>
        </text:list-item>
        <text:list-item>
          <text:p text:style-name="P32">Photos/Albums</text:p>
        </text:list-item>
        <text:list-item>
          <text:p text:style-name="P32"><text:soft-page-break/>Reviews</text:p>
        </text:list-item>
        <text:list-item>
          <text:p text:style-name="P32">Marketing Data</text:p>
        </text:list-item>
        <text:list-item>
          <text:p text:style-name="P32">Comments</text:p>
        </text:list-item>
        <text:list-item>
          <text:p text:style-name="P32">And many more</text:p>
        </text:list-item>
        <text:list-item>
          <text:p text:style-name="P20"><text:span text:style-name="T28">Currently b</text:span><text:span text:style-name="T24">uilding </text:span><text:span text:style-name="T28">a </text:span><text:span text:style-name="T24">m</text:span><text:span text:style-name="T23">obile version and </text:span><text:span text:style-name="T24">a</text:span><text:span text:style-name="T23">pp for Kaljaa with jQuery mobile and AJAX.</text:span></text:p>
        </text:list-item>
        <text:list-item>
          <text:p text:style-name="P17">Successfully recruited a development team to program the site. <text:s/>The development team (not including myself) has fluxed anywhere from 3 to 7 programmers pending on what kind of temp programmers we have. <text:s/>At the core there are 3 permanent programmers that are developing the site. ***<text:span text:style-name="T23">Currently, due to life </text:span><text:span text:style-name="T24">right now</text:span><text:span text:style-name="T23">, I am doing the rebuild mostly by myself and my core programmers chime in when they can.</text:span></text:p>
        </text:list-item>
        <text:list-item>
          <text:p text:style-name="P18">Completed a very thorough and in-depth business plan which includes the executive summary, information on the company itself, information on the industry, market analysis, design, competitive analysis, marketing plan, management plan, operating plan, financial plan, and conclusion summarizing the future plan and expectations of the business.</text:p>
        </text:list-item>
        <text:list-item>
          <text:p text:style-name="P21">Developed, designed, and wrote Kaljaa.com’s entire design document consisting of several hundreds of pages that describe the entire website and displays the information in such a way to make future expansion of Kaljaa fluid and productive. <text:s/>The design document provides detail of the website’s high level design, low level design, database schema, database relations, wire frame designs, graphic designs, description, objectives, goals for each page, link flow charts, link lists, etc.</text:p>
        </text:list-item>
        <text:list-item>
          <text:p text:style-name="P21">Web development methodologies such as Feature Driven Development (FDD), <text:span text:style-name="T24">Scrum, and Agile</text:span> have been researched <text:span text:style-name="T24">to help improve</text:span> our programming environment.</text:p>
        </text:list-item>
        <text:list-item>
          <text:p text:style-name="P21">Filled out and developed proposals and requests such as a request for information(RFI), and request for proposal(RFP) to acquire contract programmers, set up servers, purchase software, and other various services from businesses local and abroad. </text:p>
        </text:list-item>
        <text:list-item>
          <text:p text:style-name="P17">Acquired appropriate business licenses, such as a L.L.C.</text:p>
        </text:list-item>
        <text:list-item>
          <text:p text:style-name="P17">Acquired Federal Employer Identification Number (FEIN) and set up appropriate tax codes.</text:p>
        </text:list-item>
        <text:list-item>
          <text:p text:style-name="P17">Successfully contracted businesses local and abroad to produce and finish certain aspects of the website, with both sides being mutually pleased with the performance and communications.</text:p>
        </text:list-item>
        <text:list-item>
          <text:p text:style-name="P17">Applied for and successfully received a copyright<text:span text:style-name="T1">©</text:span> for the website through the United States Copyright Office, and currently working on a trademark.</text:p>
        </text:list-item>
        <text:list-item>
          <text:p text:style-name="P17">Successfully set up Business Bank accounts with PNC bank and established appropriate credit lines. <text:s/>Successfully set up the ability for Dew-Boms, L.L.C. to accept credit cards through First Data Global Gateway API in junction with PNC.</text:p>
        </text:list-item>
        <text:list-item>
          <text:p text:style-name="P17">Initiated, developed, and maintained professional relationships with managers, owners, and employees of breweries, The Brewers Association, Silicon Valley Web Hosting(now NephoScale), suppliers, and many other important business contacts.</text:p>
        </text:list-item>
        <text:list-item>
          <text:p text:style-name="P17">Used Adobe products such as Photoshop and Microsoft Visio to develop and design Kaljaa.com</text:p>
        </text:list-item>
      </text:list>
      <text:p text:style-name="P4"/>
      <text:p text:style-name="No_20_Spacing"><text:span text:style-name="T8">US Department of Agriculture, Natural Resources Conservation Service, National Finance Center, National Science Foundation, and Departmental Management <text:s text:c="4"/></text:span>Fairfax, VA</text:p>
      <text:p text:style-name="No_20_Spacing"><text:span text:style-name="T8">Federal HR Assistant/Specialist at YRCI<text:tab/><text:tab/><text:tab/><text:tab/><text:tab/><text:tab/><text:tab/> <text:s text:c="4"/></text:span>November 2010-August 2012</text:p>
      <text:p text:style-name="P2"/>
      <text:list xml:id="list509808845" text:style-name="L2">
        <text:list-item>
          <text:p text:style-name="P26">Identify veteran’s preference for applicants applying to U.S. federal jobs.</text:p>
        </text:list-item>
        <text:list-item>
          <text:p text:style-name="P26"><text:soft-page-break/>Determine non-competitive and competitive eligibility for applicants applying for a job.</text:p>
        </text:list-item>
        <text:list-item>
          <text:p text:style-name="P25">Create applicant logs in Excel spreadsheets connected to YRCI database</text:p>
        </text:list-item>
        <text:list-item>
          <text:p text:style-name="P25">Complete draft recruits with Job Analysis, Assessment Questionnaire and Vacancy Announcement for review and approval.</text:p>
        </text:list-item>
        <text:list-item>
          <text:p text:style-name="P25">Use USA Staffing to post vacancy announcements for NFC and to rate, review, and qualify candidates for a vacancy posting.</text:p>
        </text:list-item>
        <text:list-item>
          <text:p text:style-name="P25">Use USAJobs to access applicant database to find jobs, people, update statuses, locate resumes, acquire resumes.</text:p>
        </text:list-item>
        <text:list-item>
          <text:p text:style-name="P25">Experience viewing applications and submitting Certifications on QuickHire.</text:p>
        </text:list-item>
        <text:list-item>
          <text:p text:style-name="P25">Logged staffing and classification requests in multiple secure databases</text:p>
        </text:list-item>
        <text:list-item>
          <text:p text:style-name="P24">with title of the job, its series, rating, organization, contacts and determining </text:p>
        </text:list-item>
        <text:list-item>
          <text:p text:style-name="P24">what action is requested. <text:s/>Converted and added the PD, job analysis, crediting </text:p>
        </text:list-item>
        <text:list-item>
          <text:p text:style-name="P24">plan, etc. to the request log.</text:p>
        </text:list-item>
        <text:list-item>
          <text:p text:style-name="P25">Knowledgeable on how to examine and acquire necessary information to achieve objectives for recruitment, staffing, and classification purposes from documents such as the SF-52, DD214, SF-15, SF-50, Schedule A, VA letters, college transcripts, performance appraisals, ICTAP, Position Descriptions, Crediting Plans (CP’s), KSA’s (Knowledge, Skills, Abilities), Job Analysis’s (JA’s)</text:p>
        </text:list-item>
        <text:list-item>
          <text:p text:style-name="P25">Assisted in determining quality category rating by using a crediting plan and assessing the applicants to determine the most qualified for a specific job.</text:p>
        </text:list-item>
        <text:list-item>
          <text:p text:style-name="P25">Assisted in determining if applicant meet minimal qualifications and minimal GS level/pay for a job in a given location of the country.</text:p>
        </text:list-item>
        <text:list-item>
          <text:p text:style-name="P25">Experience in reviewing applicants online on USAJobs and QuickHire in both the DE (Delegated Examining) and MP (Merit Promotion). Knowledge of how to determining Veteran’s Preference (TP, CP, CPS, and XP) through required government documentation.</text:p>
        </text:list-item>
        <text:list-item>
          <text:p text:style-name="P25">Experience in putting together a Certificate of Eligible’s to send to the specified agency.</text:p>
        </text:list-item>
        <text:list-item>
          <text:p text:style-name="P25">When reviewing applications and other sensitive information, I keep strict adherence to the Privacy Act and Freedom of Information Act of the applicant and any sensitive information of the document.</text:p>
        </text:list-item>
        <text:list-item>
          <text:p text:style-name="P25">Knowledge of OPM and Agency responsibilities</text:p>
        </text:list-item>
        <text:list-item>
          <text:p text:style-name="P25">Under OPM guidelines for Federal Agency Examining Offices, I have knowledge of how to identify the job and its assessments, recruit and announce the job, accept and review applications, assess applicants, certify eligible’s, reporting and accountability responsibilities you have as a examiner.</text:p>
        </text:list-item>
        <text:list-item>
          <text:p text:style-name="P25">Successfully completed the Delegated Examining Operations training offered by the Office of Personnel Management (OPM) at the National Science foundation June 23, 2011.</text:p>
        </text:list-item>
        <text:list-item>
          <text:p text:style-name="P25">Used Adobe PDF to convert and encrypt applications for security and privacy reasons.</text:p>
        </text:list-item>
        <text:list-item>
          <text:p text:style-name="P25">Use PDF Convert Professional to convert documents into a variety of other formats including Microsoft word. <text:s/>After converting those documents, I proceed to fix the grammatical and formatting mistakes in the document.</text:p>
        </text:list-item>
        <text:list-item>
          <text:p text:style-name="P25">Excellent communication and interpersonal skills in and out of the office.</text:p>
        </text:list-item>
        <text:list-item>
          <text:p text:style-name="P25">Very proficient in Microsoft Word, Visio, Excel, PowerPoint, Publisher, and Access.</text:p>
        </text:list-item>
        <text:list-item>
          <text:p text:style-name="P25">Very computer literate</text:p>
        </text:list-item>
        <text:list-item>
          <text:p text:style-name="P25">Typing Speed: 49 words per minute</text:p>
        </text:list-item>
      </text:list>
      <text:p text:style-name="No_20_Spacing"/>
      <text:p text:style-name="No_20_Spacing"><text:span text:style-name="T8">VAIL MANAGEMENT COMPANY</text:span><text:tab/><text:tab/><text:tab/><text:tab/><text:tab/><text:tab/> <text:s text:c="11"/><text:tab/><text:tab/> <text:s text:c="11"/>Breckenridge, CO</text:p>
      <text:p text:style-name="No_20_Spacing"><text:span text:style-name="T8">Lift Operator and Guest Services</text:span><text:tab/>`<text:tab/><text:tab/><text:tab/><text:tab/> <text:s text:c="13"/><text:tab/><text:tab/> <text:s text:c="13"/>December-January 2008</text:p>
      <text:p text:style-name="P2"/>
      <text:list xml:id="list823556343" text:style-name="L3">
        <text:list-item>
          <text:p text:style-name="P27"><text:soft-page-break/>Internal and external customer service including day to day problem solving and assisting customers and helping them to have a positive experience</text:p>
        </text:list-item>
        <text:list-item>
          <text:p text:style-name="P27">Managed customer expectations while attending to guests needs and aided with maintenance of the lifts.</text:p>
        </text:list-item>
        <text:list-item>
          <text:p text:style-name="P27">Day to day operations including lift maintenance, re-supplying areas of the mountain, and problem solving unexpected issues.</text:p>
        </text:list-item>
      </text:list>
      <text:p text:style-name="P2"/>
      <text:p text:style-name="Standard"><text:span text:style-name="T13">FLYNN VIDEO SERVICES<text:tab/><text:tab/><text:tab/><text:tab/><text:tab/><text:tab/><text:tab/><text:tab/></text:span><text:span text:style-name="T12"> <text:s text:c="15"/>Manassas, VA</text:span><text:span text:style-name="T13"> Marketer/Media Technician<text:tab/><text:tab/><text:tab/><text:tab/><text:tab/><text:tab/> <text:s text:c="21"/></text:span><text:span text:style-name="T12">May– August 2007</text:span></text:p>
      <text:p text:style-name="P1"/>
      <text:list xml:id="list1488875821" text:style-name="L4">
        <text:list-item>
          <text:p text:style-name="P14"><text:span text:style-name="T12">Converted</text:span><text:span text:style-name="T14"> non digital media </text:span><text:span text:style-name="T12">into</text:span><text:span text:style-name="T14"> digital media via adobe photoshop, photoshop elements, digital cameras,</text:span><text:span text:style-name="T12"> digital convertor, etc.</text:span></text:p>
        </text:list-item>
        <text:list-item>
          <text:p text:style-name="P14"><text:span text:style-name="T12">Help developed successful marketing </text:span><text:span text:style-name="T15">plans and devise well received layouts for promotional use and products</text:span></text:p>
        </text:list-item>
        <text:list-item>
          <text:p text:style-name="P15">Helped modified current digital media into improved and more successful products through digital editing including adobe photoshop products, iMovie, and Final Cut Studio.</text:p>
        </text:list-item>
      </text:list>
      <text:p text:style-name="P3"/>
      <text:p text:style-name="P13">Other: Home Depot, Carrabas Italian Bar and Grill, Lakeridge Nursery, Broad Run Golf Course</text:p>
      <text:p text:style-name="P8"/>
      <text:p text:style-name="No_20_Spacing"><draw:rect text:anchor-type="as-char" svg:y="0in" draw:z-index="0" draw:style-name="gr1" draw:text-style-name="P35" svg:width="0.0012in" svg:height="0.0142in"><text:p/></draw:rect></text:p>
      <text:p text:style-name="P4"/>
      <text:p text:style-name="No_20_Spacing"><text:span text:style-name="T8">EDUCATION<text:tab/>VIRGINIA TECH</text:span><text:tab/><text:tab/><text:tab/><text:tab/><text:tab/><text:tab/><text:tab/><text:tab/><text:tab/> <text:s text:c="15"/>Blacksburg, VA</text:p>
      <text:p text:style-name="No_20_Spacing"><text:s text:c="21"/><text:tab/>BS, Hospitality and Tourism Management,<text:tab/><text:tab/><text:tab/><text:tab/><text:tab/> <text:s text:c="13"/>December 2009<text:tab/></text:p>
      <text:p text:style-name="No_20_Spacing"><text:tab/> <text:s text:c="9"/><text:tab/>Economics</text:p>
      <text:p text:style-name="No_20_Spacing"><text:tab/> <text:s text:c="7"/><text:tab/>Deans List <text:s/>(Spring/Fall 2009, Fall 2008, Spring 2007)</text:p>
      <text:p text:style-name="No_20_Spacing"/>
      <text:p text:style-name="P4">CERTIFICATIONS &amp; ADDITIONAL EDUCATION</text:p>
      <text:p text:style-name="P12">DEU Certified June 2011</text:p>
      <text:p text:style-name="P11"><text:span text:style-name="T8">Graduate School, Distance Education</text:span>:<text:tab/><text:tab/><text:tab/><text:tab/><text:tab/><text:tab/><text:tab/><text:tab/> <text:s text:c="5"/>Denver, CO</text:p>
      <text:p text:style-name="No_20_Spacing"><text:tab/><text:tab/>Basic Staffing and Placement (40 hours/4.0 CEU)<text:tab/><text:tab/><text:tab/><text:tab/><text:tab/><text:tab/> <text:s text:c="8"/>July, 2011</text:p>
      <text:p text:style-name="P33"/>
      <text:p text:style-name="P5"/>
      <text:p text:style-name="P10"><text:span text:style-name="T9">ADDITIONAL</text:span><text:span text:style-name="T1"><text:tab/></text:span></text:p>
      <text:p text:style-name="P28"><text:tab/>Extremely motivated to succeed in life and make a difference</text:p>
      <text:p text:style-name="P8"><text:tab/>Very diverse in skills, able to accomplish many different and unique tasks</text:p>
      <text:p text:style-name="P8"><text:tab/>Member of the Virginia Tech Sailing Club (05-08) and Fencing Club (05-06)</text:p>
      <text:p text:style-name="P8"><text:tab/>All Region Lacrosse Player, 2005</text:p>
      <text:p text:style-name="P8"><text:tab/>Part of the Virginia Tech Intramural Flag Football, Soccer, Basketball, Volleyball, and Water <text:tab/>Polo<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Times New Roman1"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orphans="2" fo:widows="2" style:writing-mode="lr-tb"/>
      <style:text-properties style:use-window-font-color="tru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font-name-complex="Times New Roman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name-complex="Times New Roman1" style:font-size-complex="8pt"/>
    </style:style>
    <style:style style:name="Comment_20_Text_20_Char" style:display-name="Comment Text Char" style:family="text" style:parent-style-name="Default_20_Paragraph_20_Font">
      <style:text-properties style:font-name="Times New Roman" fo:font-size="10pt" style:font-size-asian="10pt" style:font-name-complex="Times New Roman1" style:font-size-complex="10pt"/>
    </style:style>
    <style:style style:name="Comment_20_Subject_20_Char" style:display-name="Comment Subject Char" style:family="text" style:parent-style-name="Comment_20_Text_20_Char">
      <style:text-properties style:font-name="Times New Roman" fo:font-size="10pt" fo:font-weight="bold" style:font-size-asian="10pt" style:font-weight-asian="bold" style:font-name-complex="Times New Roman1"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apple-converted-spac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Document_20_Map_20_Char" style:display-name="Document Map Char" style:family="text" style:parent-style-name="Default_20_Paragraph_20_Font">
      <style:text-properties style:font-name="Tahoma" fo:font-size="8pt" style:font-name-asian="Times New Roman1" style:font-size-asian="8pt" style:font-name-complex="Tahoma1" style:font-size-complex="8pt"/>
    </style:style>
    <style:style style:name="No_20_Spacing_20_Char" style:display-name="No Spacing Char" style:family="text" style:parent-style-name="Default_20_Paragraph_20_Font"/>
    <style:style style:name="ListLabel_20_1" style:display-name="ListLabel 1" style:family="text">
      <style:text-properties style:font-name-complex="Times New Roman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5in" fo:text-indent="-0.25in" fo:margin-left="5.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5in" fo:text-indent="-0.25in" fo:margin-left="5.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1"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1"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472in" fo:text-indent="-0.25in" fo:margin-left="1.472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72in" fo:text-indent="-0.25in" fo:margin-left="1.97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72in" fo:text-indent="-0.25in" fo:margin-left="2.4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72in" fo:text-indent="-0.25in" fo:margin-left="2.97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472in" fo:text-indent="-0.25in" fo:margin-left="3.47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72in" fo:text-indent="-0.25in" fo:margin-left="3.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72in" fo:text-indent="-0.25in" fo:margin-left="4.47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972in" fo:text-indent="-0.25in" fo:margin-left="4.97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72in" fo:text-indent="-0.25in" fo:margin-left="5.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472in" fo:text-indent="-0.25in" fo:margin-left="1.472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72in" fo:text-indent="-0.25in" fo:margin-left="1.97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72in" fo:text-indent="-0.25in" fo:margin-left="2.4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72in" fo:text-indent="-0.25in" fo:margin-left="2.97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472in" fo:text-indent="-0.25in" fo:margin-left="3.47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72in" fo:text-indent="-0.25in" fo:margin-left="3.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72in" fo:text-indent="-0.25in" fo:margin-left="4.47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972in" fo:text-indent="-0.25in" fo:margin-left="4.97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72in" fo:text-indent="-0.25in" fo:margin-left="5.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472in" fo:text-indent="-0.25in" fo:margin-left="1.472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72in" fo:text-indent="-0.25in" fo:margin-left="1.97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72in" fo:text-indent="-0.25in" fo:margin-left="2.4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72in" fo:text-indent="-0.25in" fo:margin-left="2.97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472in" fo:text-indent="-0.25in" fo:margin-left="3.47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72in" fo:text-indent="-0.25in" fo:margin-left="3.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72in" fo:text-indent="-0.25in" fo:margin-left="4.47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972in" fo:text-indent="-0.25in" fo:margin-left="4.97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72in" fo:text-indent="-0.25in" fo:margin-left="5.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5in" fo:margin-right="0.5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YAN FLYNN</dc:title>
    <meta:initial-creator>Ryan</meta:initial-creator>
    <meta:editing-cycles>13</meta:editing-cycles>
    <meta:print-date>2013-02-19T19:48:00</meta:print-date>
    <meta:creation-date>2013-02-19T21:01:00</meta:creation-date>
    <dc:date>2013-06-03T03:12:18</dc:date>
    <meta:editing-duration>PT1H15M10S</meta:editing-duration>
    <meta:generator>LibreOffice/3.6$Linux_X86_64 LibreOffice_project/360m1$Build-2</meta:generator>
    <meta:document-statistic meta:table-count="0" meta:image-count="0" meta:object-count="0" meta:page-count="4" meta:paragraph-count="100" meta:word-count="1478" meta:character-count="10211" meta:non-whitespace-character-count="8601"/>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